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203cm" svg:stroke-color="#ff3333" draw:marker-start="" draw:marker-start-width="0.812cm" draw:marker-start-center="false" draw:marker-end="" draw:marker-end-width="0.812cm" draw:marker-end-center="false" draw:fill="solid" draw:fill-color="#ff3333" draw:textarea-horizontal-align="justify" draw:textarea-vertical-align="middle" draw:auto-grow-height="false" fo:min-height="0cm" fo:min-width="0cm" fo:padding-top="0.226cm" fo:padding-bottom="0.226cm" fo:padding-left="0.351cm" fo:padding-right="0.351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ff3333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ff3333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ff3333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3.11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56cm" fo:min-width="3.40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203cm" svg:stroke-color="#ff3333" draw:marker-start="" draw:marker-start-width="0.812cm" draw:marker-start-center="false" draw:marker-end="" draw:marker-end-width="0.812cm" draw:marker-end-center="false" draw:fill="solid" draw:fill-color="#ff3333" draw:textarea-horizontal-align="justify" draw:textarea-vertical-align="middle" draw:auto-grow-height="false" fo:min-height="0cm" fo:min-width="0cm" fo:padding-top="0.226cm" fo:padding-bottom="0.226cm" fo:padding-left="0.351cm" fo:padding-right="0.351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2.671cm" fo:min-width="5.596cm" fo:padding-top="0.125cm" fo:padding-bottom="0.125cm" fo:padding-left="0.25cm" fo:padding-right="0.25cm" draw:shadow="hidden" draw:shadow-offset-x="0.2cm" draw:shadow-offset-y="0.2cm" draw:shadow-color="#808080" draw:shadow-opacity="0%"/>
    </style:style>
    <style:style style:name="gr16" style:family="graphic" style:parent-style-name="standard" style:list-style-name="L2">
      <style:graphic-properties draw:stroke="solid" svg:stroke-width="0cm" svg:stroke-color="#ff3333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38cm" svg:y1="14.196cm" svg:x2="15.241cm" svg:y2="14.196cm">
          <text:p/>
        </draw:line>
        <draw:line draw:style-name="gr2" draw:text-style-name="P1" draw:layer="layout" svg:x1="3.938cm" svg:y1="14.196cm" svg:x2="3.938cm" svg:y2="8.989cm">
          <text:p/>
        </draw:line>
        <draw:line draw:style-name="gr3" draw:text-style-name="P1" draw:layer="layout" svg:x1="3.938cm" svg:y1="14.196cm" svg:x2="3.938cm" svg:y2="19.911cm">
          <text:p/>
        </draw:line>
        <draw:custom-shape draw:style-name="gr4" draw:text-style-name="P2" draw:layer="layout" svg:width="0.508cm" svg:height="0.508cm" svg:x="4.764cm" svg:y="11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08cm" svg:height="0.508cm" svg:x="7.081cm" svg:y="15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08cm" svg:height="0.508cm" svg:x="9.368cm" svg:y="17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08cm" svg:height="0.508cm" svg:x="11.939cm" svg:y="12.2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064cm" svg:y1="11.287cm" svg:x2="7.35cm" svg:y2="15.605cm">
          <text:p/>
        </draw:line>
        <draw:line draw:style-name="gr9" draw:text-style-name="P1" draw:layer="layout" svg:x1="7.35cm" svg:y1="15.605cm" svg:x2="9.636cm" svg:y2="18.018cm">
          <text:p/>
        </draw:line>
        <draw:line draw:style-name="gr10" draw:text-style-name="P1" draw:layer="layout" svg:x1="9.636cm" svg:y1="18.145cm" svg:x2="12.176cm" svg:y2="12.43cm">
          <text:p/>
        </draw:line>
        <draw:frame draw:style-name="gr11" draw:text-style-name="P4" draw:layer="layout" svg:width="3.495cm" svg:height="0.962cm" svg:x="14.54cm" svg:y="10.186cm">
          <draw:text-box>
            <text:p text:style-name="P3"><text:span text:style-name="T1">Interpolant</text:span></text:p>
          </draw:text-box>
        </draw:frame>
        <draw:frame draw:style-name="gr12" draw:text-style-name="P4" draw:layer="layout" svg:width="3.652cm" svg:height="0.806cm" svg:x="14.51cm" svg:y="8.989cm">
          <draw:text-box>
            <text:p text:style-name="P3"><text:span text:style-name="T1">D</text:span><text:span text:style-name="T1">a</text:span><text:span text:style-name="T1">t</text:span><text:span text:style-name="T1">a </text:span><text:span text:style-name="T1">P</text:span><text:span text:style-name="T1">o</text:span><text:span text:style-name="T1">i</text:span><text:span text:style-name="T1">n</text:span><text:span text:style-name="T1">t</text:span><text:span text:style-name="T1">s</text:span></text:p>
          </draw:text-box>
        </draw:frame>
        <draw:custom-shape draw:style-name="gr13" draw:text-style-name="P2" draw:layer="layout" svg:width="0.508cm" svg:height="0.508cm" svg:x="12.892cm" svg:y="8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2.066cm" svg:y1="10.64cm" svg:x2="14.352cm" svg:y2="10.64cm">
          <text:p/>
        </draw:line>
        <draw:custom-shape draw:style-name="gr15" draw:text-style-name="P5" draw:layer="layout" svg:width="6.096cm" svg:height="2.921cm" svg:x="11.685cm" svg:y="8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0.508cm" svg:height="0.508cm" svg:x="13.7cm" svg:y="15.9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2.176cm" svg:y1="12.43cm" svg:x2="13.954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4:49:10.078771276</meta:creation-date>
    <dc:date>2017-11-24T14:54:32.546679910</dc:date>
    <meta:editing-duration>PT5M22S</meta:editing-duration>
    <meta:editing-cycles>2</meta:editing-cycles>
    <meta:generator>LibreOffice/5.2.2.2$Linux_X86_64 LibreOffice_project/20m0$Build-2</meta:generator>
    <meta:document-statistic meta:object-count="17"/>
  </office:meta>
</office:document-meta>
</file>